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12.5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52mm" fo:break-before="auto" style:use-optimal-row-height="true"/>
    </style:style>
    <style:style style:name="ro6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table:formula="of:=SUM(['AA - Frequences'.B1:.B49])" office:value-type="float" office:value="5" calcext:value-type="float">
            <text:p>5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19">
          <table:table-cell table:style-name="Default" table:number-columns-repeated="2"/>
          <table:table-cell table:number-columns-repeated="4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Test" calcext:value-type="string">
            <text:p>Test</text:p>
          </table:table-cell>
          <table:table-cell table:formula="of:=INDIRECT(CONCATENATE(&quot;$AA - Frequences.C&quot;;SHEET()-1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therSpeak : j'aurais besoin d'un campigno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Narrator : Plus loin ont poussé quelques petits buisson.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SetChoices2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Choice : (fouiller)</text:p>
          </table:table-cell>
          <table:table-cell office:value-type="string" calcext:value-type="string">
            <text:p>Choice : (continuer son chemin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PlayerSpeak : un champignon !</text:p>
          </table:table-cell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ddToInventory&lt;Champignon&gt;/Foo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SendPlayerBackToGiver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CheckInInventory&lt;Champignon&gt;/Food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OtherSpeak : merci !</text:p>
          </table:table-cell>
          <table:table-cell office:value-type="string" calcext:value-type="string">
            <text:p>OtherSpeak : Mais vous n'avez pas de champi !</text:p>
          </table:table-cell>
          <table:table-cell table:number-columns-repeated="1022"/>
        </table:table-row>
        <table:table-row table:style-name="ro5">
          <table:table-cell table:style-name="Default" office:value-type="string" calcext:value-type="string">
            <text:p>FinishQuest</text:p>
          </table:table-cell>
          <table:table-cell office:value-type="string" calcext:value-type="string">
            <text:p>OtherSpeak : allez m'en chercher un !</text:p>
          </table:table-cell>
          <table:table-cell table:number-columns-repeated="1022"/>
        </table:table-row>
        <table:table-row table:style-name="ro6">
          <table:table-cell table:style-name="ce7" office:value-type="string" calcext:value-type="string">
            <text:p>Leave</text:p>
          </table:table-cell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69">
          <table:table-cell table:style-name="ce7"/>
          <table:table-cell table:number-columns-repeated="102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5:35:19.4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15:33:55.273000000</dc:date>
    <meta:editing-duration>P3DT17H35M14S</meta:editing-duration>
    <meta:editing-cycles>498</meta:editing-cycles>
    <meta:generator>LibreOffice/5.1.6.2$Windows_x86 LibreOffice_project/07ac168c60a517dba0f0d7bc7540f5afa45f0909</meta:generator>
    <meta:document-statistic meta:table-count="2" meta:cell-count="35" meta:object-count="0"/>
  </office:meta>
</office:document-meta>
</file>